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lpha_3$Unix OpenOffice.org_project/680m5$Build-9011</meta:generator>
    <meta:initial-creator>Daniel de Byl</meta:initial-creator>
    <meta:creation-date>2006-07-06T13:50:39</meta:creation-date>
    <dc:creator>Daniel de Byl</dc:creator>
    <dc:date>2006-07-06T13:50:44</dc:date>
    <dc:language>en-US</dc:language>
    <meta:editing-cycles>2</meta:editing-cycles>
    <meta:editing-duration>PT1M16S</meta:editing-duration>
    <meta:template xlink:type="simple" xlink:actuate="onRequest" xlink:role="template" xlink:href="../../templates/ice-template.ott" xlink:title="ice-template" meta:date="2006-07-06T13:49:31"/>
    <meta:user-defined meta:name="Info 1"/>
    <meta:user-defined meta:name="Info 2"/>
    <meta:user-defined meta:name="Info 3"/>
    <meta:user-defined meta:name="Info 4"/>
    <meta:document-statistic meta:table-count="48" meta:image-count="0" meta:object-count="0" meta:page-count="1" meta:paragraph-count="52" meta:word-count="0" meta:character-count="13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